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c6ba" officeooo:paragraph-rsid="0003c6ba"/>
    </style:style>
    <style:style style:name="P2" style:family="paragraph" style:parent-style-name="Standard">
      <style:text-properties officeooo:rsid="00052cef" officeooo:paragraph-rsid="00052cef"/>
    </style:style>
    <style:style style:name="P3" style:family="paragraph" style:parent-style-name="Standard">
      <style:text-properties officeooo:rsid="00052cef" officeooo:paragraph-rsid="00067614"/>
    </style:style>
    <style:style style:name="P4" style:family="paragraph" style:parent-style-name="Standard">
      <style:text-properties officeooo:rsid="00052cef" officeooo:paragraph-rsid="000c7e2b"/>
    </style:style>
    <style:style style:name="P5" style:family="paragraph" style:parent-style-name="Standard">
      <style:text-properties fo:font-weight="bold" officeooo:rsid="0003c6ba" officeooo:paragraph-rsid="0003c6ba" style:font-weight-asian="bold" style:font-weight-complex="bold"/>
    </style:style>
    <style:style style:name="P6" style:family="paragraph" style:parent-style-name="Standard">
      <style:text-properties fo:font-style="italic" fo:font-weight="bold" officeooo:rsid="00052cef" officeooo:paragraph-rsid="00067614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0c8303" officeooo:paragraph-rsid="000c8303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08bd7e" officeooo:paragraph-rsid="0008bd7e"/>
    </style:style>
    <style:style style:name="P9" style:family="paragraph" style:parent-style-name="Standard">
      <style:text-properties officeooo:rsid="0008bd7e" officeooo:paragraph-rsid="000c0080"/>
    </style:style>
    <style:style style:name="P10" style:family="paragraph" style:parent-style-name="Standard">
      <style:text-properties officeooo:rsid="000c0080" officeooo:paragraph-rsid="000c0080"/>
    </style:style>
    <style:style style:name="P11" style:family="paragraph" style:parent-style-name="Standard">
      <style:text-properties officeooo:rsid="000c7e2b" officeooo:paragraph-rsid="000c7e2b"/>
    </style:style>
    <style:style style:name="P12" style:family="paragraph" style:parent-style-name="Standard">
      <style:text-properties officeooo:rsid="000c8303" officeooo:paragraph-rsid="000c8303"/>
    </style:style>
    <style:style style:name="P13" style:family="paragraph" style:parent-style-name="Standard">
      <style:text-properties officeooo:rsid="000ecfdf" officeooo:paragraph-rsid="000ecfdf"/>
    </style:style>
    <style:style style:name="P14" style:family="paragraph" style:parent-style-name="Standard" style:list-style-name="L1">
      <style:text-properties officeooo:rsid="00052cef" officeooo:paragraph-rsid="00052cef"/>
    </style:style>
    <style:style style:name="P15" style:family="paragraph" style:parent-style-name="Standard" style:list-style-name="L1">
      <style:text-properties officeooo:rsid="000c8303" officeooo:paragraph-rsid="000c8303"/>
    </style:style>
    <style:style style:name="P16" style:family="paragraph" style:parent-style-name="Standard">
      <style:text-properties officeooo:rsid="000c8303" officeooo:paragraph-rsid="0012bdc3"/>
    </style:style>
    <style:style style:name="P17" style:family="paragraph" style:parent-style-name="Standard">
      <style:text-properties officeooo:rsid="0003c6ba" officeooo:paragraph-rsid="000c8303"/>
    </style:style>
    <style:style style:name="P18" style:family="paragraph" style:parent-style-name="Standard">
      <style:text-properties officeooo:rsid="000c7e2b" officeooo:paragraph-rsid="0012bdc3"/>
    </style:style>
    <style:style style:name="T1" style:family="text">
      <style:text-properties officeooo:rsid="0003c6ba"/>
    </style:style>
    <style:style style:name="T2" style:family="text">
      <style:text-properties officeooo:rsid="00052cef"/>
    </style:style>
    <style:style style:name="T3" style:family="text">
      <style:text-properties officeooo:rsid="000a79dc"/>
    </style:style>
    <style:style style:name="T4" style:family="text">
      <style:text-properties officeooo:rsid="000c0080"/>
    </style:style>
    <style:style style:name="T5" style:family="text">
      <style:text-properties officeooo:rsid="00258635"/>
    </style:style>
    <style:style style:name="T6" style:family="text">
      <style:text-properties officeooo:rsid="000c8303"/>
    </style:style>
    <style:style style:name="T7" style:family="text">
      <style:text-properties officeooo:rsid="000cdfd0"/>
    </style:style>
    <style:style style:name="T8" style:family="text">
      <style:text-properties officeooo:rsid="00105b6d"/>
    </style:style>
    <style:style style:name="T9" style:family="text">
      <style:text-properties officeooo:rsid="0012ba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How to s</text:span>et up a DigitalOcean Droplet <text:span text:style-name="T8">to support a LoRaWAN network with multiple </text:span>Raspberry Pi <text:span text:style-name="T8">gateways</text:span></text:p>
      <text:p text:style-name="P1"/>
      <text:p text:style-name="P13">Working with a single Raspberry Pi gateway I was able to install the entire ChirpStack installation on the Raspberry Pi. When I decided to add multiple gateways to my LoRaWAN network I had to set up a server to host the ChirpStack Network Server and Application Server on another computer. An easy solution for me was to create a server (Droplet) on DigitalOcean. This guide provides information on how to do this setup. </text:p>
      <text:p text:style-name="P2"/>
      <text:p text:style-name="P2">The basic steps are:</text:p>
      <text:list xml:id="list1316900979" text:style-name="L1">
        <text:list-item>
          <text:p text:style-name="P14">Create a Droplet on DigitalOcean</text:p>
        </text:list-item>
        <text:list-item>
          <text:p text:style-name="P14">Install ChirpStack Gateway-Bridge on <text:span text:style-name="T8">one or more</text:span> Raspberry Pi</text:p>
        </text:list-item>
        <text:list-item>
          <text:p text:style-name="P14">Install ChirpStack Network Server and Application Server on the DigitalOcean Droplet</text:p>
        </text:list-item>
        <text:list-item>
          <text:p text:style-name="P14">Configure DigitalOcean firewall</text:p>
        </text:list-item>
        <text:list-item>
          <text:p text:style-name="P15">Add MQTT security</text:p>
        </text:list-item>
      </text:list>
      <text:p text:style-name="P2"/>
      <text:p text:style-name="P1"/>
      <text:p text:style-name="P6">Create a Droplet on DigitalOcean</text:p>
      <text:p text:style-name="P8">To create a <text:span text:style-name="T4">DigitalOcean</text:span> account and a Droplet (server) go to <text:a xlink:type="simple" xlink:href="https://www.digitalocean.com/" text:style-name="Internet_20_link" text:visited-style-name="Visited_20_Internet_20_Link">https://www.digitalocean.com</text:a>. I signed up for the lowest cost Standard Droplets plan (<text:span text:style-name="T2">1 GB Memory / 25 GB Disk</text:span>) for $5 per month. I installed an <text:span text:style-name="T2">Ubuntu 18.04.3 x64 </text:span>image for the server. <text:span text:style-name="T3">Make a note of the Droplet hostname and password since you will need those to access the Droplet.</text:span></text:p>
      <text:p text:style-name="P3"/>
      <text:p text:style-name="P6">Install ChirpStack Gateway-Bridge on one or more Raspberry Pi</text:p>
      <text:p text:style-name="P9">Instructions to install the ChirpStack Gateway-Bridge <text:span text:style-name="T9">on a Raspberry Pi </text:span>can be found in my other guides. <text:span text:style-name="T9">During the installation process you will need to edit the chirpstack-gateway-bridge.toml file (located in /etc/chirpstack-gateway-bridge) to point to your DigitalOcean MQTT server. You might need to run “sudo su” first to have permission to edit the file. </text:span></text:p>
      <text:p text:style-name="P9"/>
      <text:p text:style-name="P18">Search for “[integration.mqtt.auth.generic]” and replace: </text:p>
      <text:p text:style-name="P18"><text:tab/>server="tcp://127.0.0.1:1883" </text:p>
      <text:p text:style-name="P18">with: </text:p>
      <text:p text:style-name="P18"><text:tab/>server="tcp://<text:span text:style-name="T1">206.117.190.51</text:span>:1883"</text:p>
      <text:p text:style-name="P11"/>
      <text:p text:style-name="P12"><text:span text:style-name="T9">Make sure you use your DigtalOcean IP address. </text:span>After saving the file<text:span text:style-name="T1"> restart </text:span>the gateway<text:span text:style-name="T1">: </text:span></text:p>
      <text:p text:style-name="P17"><text:tab/>sudo systemctl restart chirpstack-gateway-bridge on the RPi</text:p>
      <text:p text:style-name="P4"/>
      <text:p text:style-name="P6">Install ChirpStack Network Server and Application Server on the DigitalOcean Droplet</text:p>
      <text:p text:style-name="P10">Log in to your DigitalOcean Ubuntu server using ssh. For example:</text:p>
      <text:p text:style-name="P10"><text:tab/>ssh root@ <text:span text:style-name="T1">206.117.190.51</text:span></text:p>
      <text:p text:style-name="P10"/>
      <text:p text:style-name="P10">To install the Network Server and Application Serve I followed the ChirpStack Quickstart Debian or Ubuntu guide (<text:a xlink:type="simple" xlink:href="https://www.chirpstack.io/project/guides/debian-ubuntu/" text:style-name="Internet_20_link" text:visited-style-name="Visited_20_Internet_20_Link">https://www.chirpstack.io/project/guides/debian-ubuntu/</text:a>). You can skip the “Install ChirpStack Gateway Bridge” step since that will be installed on the Raspberry Pi. </text:p>
      <text:p text:style-name="P3"/>
      <text:p text:style-name="P16">For the “Installing ChirpStack Application Server” step you need to change one additional configuration in the /etc/chirpstack-application-server/chirpstack-application-server.toml file. Under the [application_server.integration] tag change: </text:p>
      <text:p text:style-name="P16"><text:tab/>marshaler="json_v3" </text:p>
      <text:p text:style-name="P16"><text:soft-page-break/>to: </text:p>
      <text:p text:style-name="P16"><text:span text:style-name="T5"><text:tab/>marshaler="json". </text:span></text:p>
      <text:p text:style-name="P16"/>
      <text:p text:style-name="P16">Remember to restart the application server: </text:p>
      <text:p text:style-name="P16"><text:tab/>sudo systemctl restart chirpstack-application-server</text:p>
      <text:p text:style-name="P3"/>
      <text:p text:style-name="P6">Configure DigitalOcean <text:span text:style-name="T6">firewall</text:span></text:p>
      <text:p text:style-name="P12">In order to allow <text:span text:style-name="T1">connections to port 8883 </text:span>on the <text:span text:style-name="T1">DigitalOcean </text:span>server<text:span text:style-name="T1"> </text:span>update<text:span text:style-name="T1"> the firewall </text:span>settings:</text:p>
      <text:p text:style-name="P1"><text:tab/>sudo ufw allow 8883</text:p>
      <text:p text:style-name="P1"/>
      <text:p text:style-name="P7">Add MQTT security</text:p>
      <text:p text:style-name="P1">Although ChirpStack will work without adding MQTT security <text:span text:style-name="T7">it is recommended that you update the Mosquitto (MQTT server used by ChirpStack) settings to make the MQTT server (broker) more secure.</text:span> <text:span text:style-name="T7">M</text:span>ore information about securing Mosquitto on DigitalOcean <text:span text:style-name="T7">can be found here</text:span>: https://www.digitalocean.com/community/tutorials/how-to-install-and-secure-the-mosquitto-mqtt-messaging-broker-on-ubuntu-18-0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d Horning</meta:initial-creator>
    <meta:creation-date>2020-07-29T09:27:11.390440058</meta:creation-date>
    <dc:date>2020-07-29T10:40:05.433548083</dc:date>
    <dc:creator>Ned Horning</dc:creator>
    <meta:editing-duration>PT1H1M20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454" meta:character-count="3257" meta:non-whitespace-character-count="2821"/>
  </office:meta>
</office:document-meta>
</file>